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color="#bf0041" draw:marker-end="Symmetric_20_Arrow" draw:fill="solid" draw:textarea-vertical-align="middle"/>
    </style:style>
    <style:style style:name="gr4" style:family="graphic" style:parent-style-name="objectwithoutfill">
      <style:graphic-properties svg:stroke-color="#158466" draw:marker-start="" draw:marker-end="Symmetric_20_Arrow" draw:fill="solid" draw:textarea-vertical-align="middle"/>
    </style:style>
    <style:style style:name="gr5" style:family="graphic" style:parent-style-name="objectwithoutfill">
      <style:graphic-properties svg:stroke-color="#2a6099" draw:marker-start="" draw:marker-end="Symmetric_20_Arrow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08cm" svg:y1="18.145cm" svg:x2="6.08cm" svg:y2="21.193cm">
          <text:p/>
        </draw:line>
        <draw:line draw:style-name="gr1" draw:text-style-name="P1" draw:layer="layout" svg:x1="13.319cm" svg:y1="21.193cm" svg:x2="6.08cm" svg:y2="21.193cm">
          <text:p/>
        </draw:line>
        <draw:line draw:style-name="gr1" draw:text-style-name="P1" draw:layer="layout" svg:x1="13.319cm" svg:y1="21.193cm" svg:x2="6.08cm" svg:y2="18.145cm">
          <text:p/>
        </draw:line>
        <draw:frame draw:style-name="gr2" draw:text-style-name="P2" draw:layer="layout" svg:width="0.505cm" svg:height="0.627cm" svg:x="5.321cm" svg:y="19.2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05cm" svg:height="0.627cm" svg:x="9.255cm" svg:y="21.4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84cm" svg:height="0.627cm" svg:x="8.747cm" svg:y="18.52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path draw:style-name="gr3" draw:text-style-name="P1" draw:layer="layout" svg:width="0.369cm" svg:height="0.179cm" draw:transform="rotate (-2.49808975837948) translate (12.5271598512974cm 20.9808792848618cm)" svg:viewBox="0 0 370 180" svg:d="M0 174c141 27 309-36 370-174">
          <text:p/>
        </draw:path>
        <draw:path draw:style-name="gr4" draw:text-style-name="P1" draw:layer="layout" svg:width="0.485cm" svg:height="0.135cm" draw:transform="rotate (0.317649923862968) translate (6.06817804930527cm 18.528839331595cm)" svg:viewBox="0 0 486 136" svg:d="M0 131c141 17 284-13 414-66l72-65">
          <text:p/>
        </draw:path>
        <draw:frame draw:style-name="gr2" draw:text-style-name="P2" draw:layer="layout" svg:width="0.393cm" svg:height="0.349cm" svg:x="6.207cm" svg:y="18.7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" draw:layer="layout" svg:width="0.43cm" svg:height="0.2cm" svg:x="11.541cm" svg:y="20.81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path draw:style-name="gr5" draw:text-style-name="P1" draw:layer="layout" svg:width="0.657cm" svg:height="0.184cm" draw:transform="skewX (0.00802851455917393) rotate (2.07694180987325) translate (6.43032221757817cm 21.2782960192228cm)" svg:viewBox="0 0 658 185" svg:d="M0 179c191 23 384-18 560-90l98-89">
          <text:p/>
        </draw:path>
        <draw:frame draw:style-name="gr2" draw:text-style-name="P2" draw:layer="layout" svg:width="0.426cm" svg:height="0.273cm" svg:x="6.461cm" svg:y="20.66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3-06-14T13:30:22.290615373</dc:date>
    <meta:editing-duration>PT2H38M8S</meta:editing-duration>
    <meta:editing-cycles>55</meta:editing-cycles>
    <meta:generator>LibreOffice/6.4.7.2$Linux_X86_64 LibreOffice_project/40$Build-2</meta:generator>
    <meta:document-statistic meta:object-count="12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style color="green">
      <mi>β</mi>
    </mstyle>
    <annotation encoding="StarMath 5.0">color green { %beta}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6/content.xml><?xml version="1.0" encoding="utf-8"?>
<math xmlns="http://www.w3.org/1998/Math/MathML" display="block">
  <semantics>
    <mstyle color="red">
      <mi>α</mi>
    </mstyle>
    <annotation encoding="StarMath 5.0">color red { %alpha}</annotation>
  </semantics>
</math>
</file>

<file path=Object 7/content.xml><?xml version="1.0" encoding="utf-8"?>
<math xmlns="http://www.w3.org/1998/Math/MathML" display="block">
  <semantics>
    <mstyle color="blue">
      <mi>γ</mi>
    </mstyle>
    <annotation encoding="StarMath 5.0">color blue { %gamma}</annotation>
  </semantics>
</math>
</file>